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26</text:span></text:p>
      <text:p text:style-name="P3"/>
      <text:p text:style-name="P7"><text:s text:c="2"/>Системные требования: </text:p>
      <text:p text:style-name="P6"><text:span text:style-name="T4">Только</text:span> PentEvo <text:span text:style-name="T4">4Мб</text:span>;</text:p>
      <text:p text:style-name="P7">контроллер <text:span text:style-name="T1">TR-DOS </text:span><text:span text:style-name="T4">с прошивкой </text:span><text:span text:style-name="T1">EVO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9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1">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</text:span></text:p>
      <text:p text:style-name="P5"/>
      <text:p text:style-name="P4">-----------------------------------------------------------------------------------------------------------------------------</text:p>
      <text:p text:style-name="P18"/>
      <text:p text:style-name="P19">Клавиши управления.</text:p>
      <text:p text:style-name="P19"/>
      <text:p text:style-name="P10"><text:span text:style-name="T6">Кнопки клавиатуры+</text:span><text:span text:style-name="T1">RESET.</text:span></text:p>
      <text:p text:style-name="P16"/>
      <text:p text:style-name="P11">Любая буквенная клавиша (кроме ниже описанных<text:span text:style-name="T1">)</text:span>-выводит на экран краткую помощь.</text:p>
      <text:p text:style-name="P15"><text:span text:style-name="T7">CS</text:span>-<text:span text:style-name="T4">перезапуск страницы </text:span>ROM<text:span text:style-name="T4"> </text:span>Basic 128.</text:p>
      <text:p text:style-name="P15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5"><text:span text:style-name="T7">D</text:span>-<text:span text:style-name="T4">запуск </text:span>DEMO “GRASS” by PSB^Hallowen.</text:p>
      <text:p text:style-name="P15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7">H<text:span text:style-name="T8">-</text:span><text:span text:style-name="T5">вывод на экран странички помощи.</text:span></text:p>
      <text:p text:style-name="P15"><text:span text:style-name="T7">S</text:span>-CMOS Setup.</text:p>
      <text:p text:style-name="P11">Любые 2 и боелее нажатых клавиш (кроме вышеописанных)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5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ствующая горячая клавиша указана перед каждым пунктом меню.</text:span></text:p>
      <text:p text:style-name="P11"/>
      <text:p text:style-name="P11">Горячие клавиши главного меню:</text:p>
      <text:p text:style-name="P15"><text:span text:style-name="T7">1...4</text:span>-<text:span text:style-name="T4">выбор дисковода;</text:span></text:p>
      <text:p text:style-name="P15"><text:span text:style-name="T7">V</text:span>-<text:span text:style-name="T4">перебирает по кругу все дисководы;</text:span></text:p>
      <text:p text:style-name="P17">Y-<text:span text:style-name="T5">перебирает по кругу все виртуальные дисководы;</text:span></text:p>
      <text:p text:style-name="P15"><text:span text:style-name="T7">W</text:span><text:span text:style-name="T4">-триггерное переключение режима </text:span>Turbo;</text:p>
      <text:p text:style-name="P15"><text:soft-page-break/><text:span text:style-name="T7">M</text:span><text:span text:style-name="T4">-триггерное переключение режимов памяти </text:span>ALL/128/48;</text:p>
      <text:p text:style-name="P15"><text:span text:style-name="T7">Z</text:span>-<text:span text:style-name="T4">вызов загрузчика с </text:span>TR-DOS <text:span text:style-name="T4">дискеты;</text:span></text:p>
      <text:p text:style-name="P15"><text:span text:style-name="T7">F</text:span><text:span text:style-name="T4">-вызов загрузчика с </text:span>FAT <text:span text:style-name="T4">устройства;</text:span></text:p>
      <text:p text:style-name="P15"><text:span text:style-name="T7">T</text:span><text:span text:style-name="T4">-вызов загрузки с ленты (имитация команды </text:span>LOAD “”)<text:span text:style-name="T4">;</text:span></text:p>
      <text:p text:style-name="P15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5"><text:span text:style-name="T7">D</text:span><text:span text:style-name="T4">-вызов загрузчика с </text:span>HDD;</text:p>
      <text:p text:style-name="P15"><text:span text:style-name="T7">S</text:span><text:span text:style-name="T4">-сброс в </text:span>TR-DOS<text:span text:style-name="T4">;</text:span></text:p>
      <text:p text:style-name="P15"><text:span text:style-name="T7">I</text:span><text:span text:style-name="T4">-сброс в </text:span>Basic <text:span text:style-name="T4">48;</text:span></text:p>
      <text:p text:style-name="P15"><text:span text:style-name="T7">U</text:span><text:span text:style-name="T4">-сброс в </text:span>Basic <text:span text:style-name="T4">128;</text:span></text:p>
      <text:p text:style-name="P15"><text:span text:style-name="T7">R</text:span><text:span text:style-name="T4">-переход в меню </text:span>Service;</text:p>
      <text:p text:style-name="P11"><text:span text:style-name="T7">V</text:span><text:span text:style-name="T2">-</text:span>перебирает все дисководы по кругу;</text:p>
      <text:p text:style-name="P15"><text:span text:style-name="T7">H</text:span>-<text:span text:style-name="T4">вызов страницы помощи;</text:span></text:p>
      <text:p text:style-name="P11">цифровые клавиши <text:span text:style-name="T7">1-4</text:span> выбирают соответствующий дисковод <text:span text:style-name="T1">A-D;</text:span></text:p>
      <text:p text:style-name="P11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7">9</text:span>-включение/выключение отображения времени, даты.</text:p>
      <text:p text:style-name="P11"/>
      <text:p text:style-name="P11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P</text:span>-очистка страниц 128 памяти;</text:p>
      <text:p text:style-name="P11"><text:span text:style-name="T2">G</text:span>-очистка всех страниц памяти;</text:p>
      <text:p text:style-name="P11"><text:span text:style-name="T2">S</text:span>-форматирование виртуального диска на 512 килобайт;</text:p>
      <text:p text:style-name="P11"><text:span text:style-name="T2">K</text:span>-форматирование виртуального<text:span text:style-name="T1"> </text:span>диска на 640 килобайт;</text:p>
      <text:p text:style-name="P11"><text:span text:style-name="T2">D</text:span>-форматирование виртуального<text:span text:style-name="T1"> </text:span>диска на 768 килобайт;</text:p>
      <text:p text:style-name="P11"><text:span text:style-name="T2">I</text:span>-форматирование виртуального<text:span text:style-name="T1"> </text:span>диска на 896 килобайт;</text:p>
      <text:p text:style-name="P11"><text:span text:style-name="T2">Y</text:span>-копирование <text:span text:style-name="T1">TR-DOS </text:span>дискет с форматирование диска-приемника;</text:p>
      <text:p text:style-name="P15"><text:span text:style-name="T7">F</text:span>-<text:span text:style-name="T4">загрузки и обновление ПЗУ;</text:span></text:p>
      <text:p text:style-name="P14">С<text:span text:style-name="T8">-прямое копирование </text:span><text:span text:style-name="T3">TRD </text:span><text:span text:style-name="T8">и </text:span><text:span text:style-name="T3">SCL </text:span><text:span text:style-name="T8">образов в память для виртуального дисковода.</text:span>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1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1">менять быстродейтвие нажатием на любое место текстовой строки <text:span text:style-name="T2">«Turbo Mode: on»</text:span> (принимает значение <text:span text:style-name="T1">on/off</text:span>);</text:p>
      <text:p text:style-name="P11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1">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Обновление <text:span text:style-name="T1">FLASH ROM</text:span></text:p>
      <text:p text:style-name="P16"/>
      <text:p text:style-name="P11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 необходимо выбрать устройство с которого будет загружено обновление и файл для с обновлением. В процессе прошивания отображается окно с индикатором процесса стирания, затем процесс <text:s/>прошивания.</text:p>
      <text:p text:style-name="P11">Прошивание производится для всего ПЗУ, все 512 килобайт. В файловом окне будут отображаться только файлы размером 512<text:span text:style-name="T1"> </text:span>Кб и с расширением *<text:span text:style-name="T1">.ROM. </text:span>Расширение в файловом окне не отображается.</text:p>
      <text:p text:style-name="P11">Для того чтобы увидеть после перепрошивки новую версию сервиса необходимо произвести сброс.</text:p>
      <text:p text:style-name="P13"/>
      <text:p text:style-name="P13">Загрузка <text:span text:style-name="T1">TRD </text:span>и <text:span text:style-name="T1">SCL </text:span>образов в память для виртуального дисковода.</text:p>
      <text:p text:style-name="P12"/>
      <text:p text:style-name="P14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 </text:span><text:span text:style-name="T8">и </text:span><text:span text:style-name="T3">SCL </text:span><text:span text:style-name="T8">образов общим </text:span><text:soft-page-break/><text:span text:style-name="T8">количеством не более 2048 штук. Поиск файлов для вывода роизводится по расширению, для </text:span><text:span text:style-name="T3">SCL </text:span><text:span text:style-name="T8">образов делается проверка на наличие заголовка.</text:span>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<text:span text:style-name="T1">HE GLUK </text:span>режимы памяти и турборежима. При входе в загрузку с ленты есть возможность вернуться в <text:span text:style-name="T1">HE GLUK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0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/>
      <text:p text:style-name="P16"><text:span text:style-name="T4">Часы и </text:span>CMOS.</text:p>
      <text:p text:style-name="P16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5"/>
      <text:p text:style-name="P11"><text:span text:style-name="T1">- 0x0E<text:tab/></text:span>хранит текущее значение <text:span text:style-name="T1">TURBO </text:span>режима (<text:span text:style-name="T1">bit 7) </text:span>и режима памяти (<text:span text:style-name="T1">bit 2-0);</text:span></text:p>
      <text:p text:style-name="P11"><text:span text:style-name="T1">- 0x0F<text:tab/></text:span>хранит текущий номер виртуального дисковода;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<text:span text:style-name="T1">0x0A...0x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2-07T16:54:09.21</dc:date>
    <meta:editing-duration>PT27H08M35S</meta:editing-duration>
    <meta:editing-cycles>66</meta:editing-cycles>
    <meta:generator>OpenOffice.org/3.2$Win32 OpenOffice.org_project/320m18$Build-9502</meta:generator>
    <meta:document-statistic meta:table-count="0" meta:image-count="0" meta:object-count="0" meta:page-count="3" meta:paragraph-count="84" meta:word-count="1016" meta:character-count="7604"/>
  </office:meta>
</office:document-meta>
</file>